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21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5.57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Folder</text:p>
          </table:table-cell>
          <table:table-cell table:style-name="ce1" office:value-type="string">
            <text:p>Sub folder(s)</text:p>
          </table:table-cell>
          <table:table-cell table:style-name="ce1" office:value-type="string">
            <text:p>Asset(s)</text:p>
          </table:table-cell>
          <table:table-cell table:style-name="ce1" office:value-type="string">
            <text:p>Adiotional info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assault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assault_rock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awf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awf_props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battery_wall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seawall_wall</text:p>
          </table:table-cell>
          <table:table-cell office:value-type="string">
            <text:p>ALL</text:p>
          </table:table-cell>
          <table:table-cell office:value-type="string">
            <text:p>duplicate of battery_wall</text:p>
          </table:table-cell>
          <table:table-cell table:number-columns-repeated="1020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bunkder_sd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temperate_sd</text:p>
          </table:table-cell>
          <table:table-cell office:value-type="string">
            <text:p>ALL but road maps</text:p>
          </table:table-cell>
          <table:table-cell office:value-type="string">
            <text:p>Asked Morsik for his sources, so i could make proper maps of it.</text:p>
          </table:table-cell>
          <table:table-cell table:number-columns-repeated="1020"/>
        </table:table-row>
        <table:table-row table:style-name="ro1">
          <table:table-cell office:value-type="string">
            <text:p>textures</text:p>
          </table:table-cell>
          <table:table-cell office:value-type="string">
            <text:p>stone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assault.shader</text:p>
          </table:table-cell>
          <table:table-cell table:number-columns-repeated="1021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assault_rock.shader</text:p>
          </table:table-cell>
          <table:table-cell table:number-columns-repeated="1021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awf.shader</text:p>
          </table:table-cell>
          <table:table-cell table:number-columns-repeated="1021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awf_props.shader</text:p>
          </table:table-cell>
          <table:table-cell table:number-columns-repeated="1021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battery_wall.shader</text:p>
          </table:table-cell>
          <table:table-cell table:number-columns-repeated="1021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seawall_wall.shader</text:p>
          </table:table-cell>
          <table:table-cell office:value-type="string">
            <text:p>Outdated, but supported for backwards compatibility</text:p>
          </table:table-cell>
          <table:table-cell table:number-columns-repeated="1020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bunker_sd.shader</text:p>
          </table:table-cell>
          <table:table-cell table:number-columns-repeated="1021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battery2.shader</text:p>
          </table:table-cell>
          <table:table-cell office:value-type="string">
            <text:p>alternative terrain shader.</text:p>
          </table:table-cell>
          <table:table-cell table:number-columns-repeated="1020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temperate_sd.shader</text:p>
          </table:table-cell>
          <table:table-cell office:value-type="string">
            <text:p>(for backwards compatibilty)</text:p>
          </table:table-cell>
          <table:table-cell table:number-columns-repeated="1020"/>
        </table:table-row>
        <table:table-row table:style-name="ro1">
          <table:table-cell office:value-type="string">
            <text:p>scripts</text:p>
          </table:table-cell>
          <table:table-cell/>
          <table:table-cell office:value-type="string">
            <text:p>stone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4">04-07-2011</text:date>, <text:time>20:32:4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vin Degeling</meta:initial-creator>
    <meta:creation-date>2011-06-27T18:42:56.51</meta:creation-date>
    <dc:date>2011-07-04T20:32:45.14</dc:date>
    <dc:creator>Kevin Degeling</dc:creator>
    <meta:editing-duration>PT31M19S</meta:editing-duration>
    <meta:editing-cycles>7</meta:editing-cycles>
    <meta:generator>LibreOffice/3.3$Win32 LibreOffice_project/330m19$Build-6</meta:generator>
    <meta:document-statistic meta:table-count="3" meta:cell-count="56" meta:object-count="0"/>
  </office:meta>
</office:document-meta>
</file>